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9.6931in" fo:margin-left="-0.0813in" fo:margin-top="0in" fo:margin-bottom="0in" table:align="left" style:writing-mode="lr-tb"/>
    </style:style>
    <style:style style:name="Table1.A" style:family="table-column">
      <style:table-column-properties style:column-width="0.8847in"/>
    </style:style>
    <style:style style:name="Table1.B" style:family="table-column">
      <style:table-column-properties style:column-width="1.3847in"/>
    </style:style>
    <style:style style:name="Table1.C" style:family="table-column">
      <style:table-column-properties style:column-width="0.5729in"/>
    </style:style>
    <style:style style:name="Table1.D" style:family="table-column">
      <style:table-column-properties style:column-width="0.6146in"/>
    </style:style>
    <style:style style:name="Table1.E" style:family="table-column">
      <style:table-column-properties style:column-width="1.166in"/>
    </style:style>
    <style:style style:name="Table1.F" style:family="table-column">
      <style:table-column-properties style:column-width="3.3444in"/>
    </style:style>
    <style:style style:name="Table1.G" style:family="table-column">
      <style:table-column-properties style:column-width="1.7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top="0in" fo:margin-bottom="0in" loext:contextual-spacing="false"/>
      <style:text-properties fo:font-style="italic" fo:font-weight="bold" style:font-style-asian="italic" style:font-weight-asian="bold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style="italic" style:font-style-asian="italic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style="italic" fo:font-weight="bold" style:font-style-asian="italic" style:font-weight-asian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1bj9ur2hcm61"/>Personalised Argumentation Datasets</text:p>
      <text:p text:style-name="P1"/>
      <text:p text:style-name="P1">Candidates for initial investigation into the feasibility of presenting arguments personalised to a particular person, or predicting the effectiveness of arguments on particular people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Users</text:p>
          </table:table-cell>
          <table:table-cell table:style-name="Table1.A1" office:value-type="string">
            <text:p text:style-name="P7">Docs</text:p>
          </table:table-cell>
          <table:table-cell table:style-name="Table1.A1" office:value-type="string">
            <text:p text:style-name="P7">Annotations</text:p>
          </table:table-cell>
          <table:table-cell table:style-name="Table1.A1" office:value-type="string">
            <text:p text:style-name="P7">Uses</text:p>
          </table:table-cell>
          <table:table-cell table:style-name="Table1.A1" office:value-type="string">
            <text:p text:style-name="P7">Next Steps</text:p>
          </table:table-cell>
        </table:table-row>
        <table:table-row table:style-name="Table1.1">
          <table:table-cell table:style-name="Table1.A1" office:value-type="string">
            <text:p text:style-name="P5">Mechanical Turk -- Ivan</text:p>
          </table:table-cell>
          <table:table-cell table:style-name="Table1.A1" office:value-type="string">
            <text:p text:style-name="P3">Pairwise preference labels. <text:a xlink:type="simple" xlink:href="https://wiki.ukp.informatik.tu-darmstadt.de/bin/view/Data/UKPConvArg" text:style-name="Internet_20_link" text:visited-style-name="Visited_20_Internet_20_Link"><text:span text:style-name="T1">https://wiki.ukp.informatik.tu-darmstadt.de/bin/view/Data/UKPConvArg</text:span></text:a>. Argument text sourced from createdebate.org &amp; convinceme.net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airwise preferences for arguments within a topic/stance; user ID</text:p>
          </table:table-cell>
          <table:table-cell table:style-name="Table1.A1" office:value-type="string">
            <text:p text:style-name="P3">Convincingness -- User correlations, user communities, argument characteristics</text:p>
          </table:table-cell>
          <table:table-cell table:style-name="Table1.A1" office:value-type="string">
            <text:p text:style-name="P3">Statistical analysis: no. argument pairs labelled per user &amp; per topic if possible.</text:p>
          </table:table-cell>
        </table:table-row>
        <table:table-row table:style-name="Table1.1">
          <table:table-cell table:style-name="Table1.A1" office:value-type="string">
            <text:p text:style-name="P6">Change my view</text:p>
          </table:table-cell>
          <table:table-cell table:style-name="Table1.A1" office:value-type="string">
            <text:p text:style-name="P2">Reddit discussions. <text:a xlink:type="simple" xlink:href="https://chenhaot.com/pages/changemyview.html" text:style-name="Internet_20_link" text:visited-style-name="Visited_20_Internet_20_Link"><text:span text:style-name="T1">https://chenhaot.com/pages/changemyview.html</text:span></text:a>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uthor, ups/downs, number of comments, comment structure</text:p>
          </table:table-cell>
          <table:table-cell table:style-name="Table1.A1" office:value-type="string">
            <text:p text:style-name="P2">Convincingness -- try to determine which arguments in a sequence lead to change of mind given their characteristics (can be used for similar tasks as the MTurk data, except finding communities likely to be harder. </text:p>
            <text:p text:style-name="P2">Look at point in the discussion when a person changed their mind. Even though we don’t have a label for each individual comment, we can see that there is an implicit ordering over subsequences of comments leading up to OP making their choice.</text:p>
          </table:table-cell>
          <table:table-cell table:style-name="Table1.A1" office:value-type="string">
            <text:p text:style-name="P2">Statistical analysis: look at argument chain lengths, number of discussions per user, posts per user. Are there enough posts for enough users?</text:p>
          </table:table-cell>
        </table:table-row>
        <table:table-row table:style-name="Table1.1">
          <table:table-cell table:style-name="Table1.A1" office:value-type="string">
            <text:p text:style-name="P6">Internet Argument <text:soft-page-break/>Corpus</text:p>
          </table:table-cell>
          <table:table-cell table:style-name="Table1.A1" office:value-type="string">
            <text:p text:style-name="P2">4forums website</text:p>
          </table:table-cell>
          <table:table-cell table:style-name="Table1.A1" office:value-type="string">
            <text:p text:style-name="P2">3317</text:p>
          </table:table-cell>
          <table:table-cell table:style-name="Table1.A1" office:value-type="string">
            <text:p text:style-name="P2">390704</text:p>
          </table:table-cell>
          <table:table-cell table:style-name="Table1.A1" office:value-type="string">
            <text:p text:style-name="P2">Tree structure, who quoted <text:soft-page-break/>whom, stance, agreement with prior post..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ook at papers by Marilyn Walker that use <text:soft-page-break/>the dataset to get a feel for it.</text:p>
          </table:table-cell>
        </table:table-row>
        <table:table-row table:style-name="Table1.1">
          <table:table-cell table:style-name="Table1.A1" office:value-type="string">
            <text:p text:style-name="P8">The following are backups, or future resources etc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Game -- Ivan</text:p>
          </table:table-cell>
          <table:table-cell table:style-name="Table1.A1" office:value-type="string">
            <text:p text:style-name="P2">Labelling argument types. Could be used for personalised argumentation to model types of arguments that...</text:p>
            <text:list xml:id="list4231114523837484360" text:style-name="WWNum1">
              <text:list-item>
                <text:p text:style-name="P10">a user would present given topic, dialogue so far, arguments from similar users</text:p>
              </text:list-item>
              <text:list-item>
                <text:p text:style-name="P10">A user would be tricked by (e.g. they <text:soft-page-break/>mark fallacious as valid)</text:p>
              </text:list-item>
            </text:list>
            <text:p text:style-name="P2">Extensions possible, e.g. to competition between players to see who can create the most preferred argument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User ID and email is recorded for all arguments produced, labels given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>TASS 2015 General Corpus</text:p>
          </table:table-cell>
          <table:table-cell table:style-name="Table1.A1" office:value-type="string">
            <text:p text:style-name="P2">Twitter posts about 10 topics</text:p>
          </table:table-cell>
          <table:table-cell table:style-name="Table1.A1" office:value-type="string">
            <text:p text:style-name="P2">154</text:p>
          </table:table-cell>
          <table:table-cell table:style-name="Table1.A1" office:value-type="string">
            <text:p text:style-name="P2">68017</text:p>
          </table:table-cell>
          <table:table-cell table:style-name="Table1.A1" office:value-type="string">
            <text:p text:style-name="P2">Sentiment, agreement or disagreement about “context” (parent tweet?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Intelligence Squared</text:p>
          </table:table-cell>
          <table:table-cell table:style-name="Table1.A1" office:value-type="string">
            <text:p text:style-name="P3">Debates -- useful for predicting outcomes. Treat the audience as 1 person, model can later be extened to multiple people.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.g. laughter, applause. Marked relative to word in a paragrap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9">WikipediaEditTurnPairs</text:p>
          </table:table-cell>
          <table:table-cell table:style-name="Table1.A1" office:value-type="string">
            <text:p text:style-name="P3">Edit-discussion turn pair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9">Disqus, Reddit</text:p>
          </table:table-cell>
          <table:table-cell table:style-name="Table1.A1" office:value-type="string">
            <text:p text:style-name="P3">forums, not annotate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  <text:p text:style-name="P5">First steps: </text:p>
      <text:list xml:id="list6253811767562320431" text:style-name="WWNum2">
        <text:list-item>
          <text:p text:style-name="P11">Look for statistical correlations/clusters of users with agreement about convincingness.</text:p>
        </text:list-item>
        <text:list-item>
          <text:p text:style-name="P11"><text:soft-page-break/>Learn whether arguments labelled as convincing/good have features that correlate with user features, i.e. do different user clusters choose different argument clust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1in" fo:background-color="#ffffff" style:writing-mode="lr-tb" style:layout-grid-color="#c0c0c0" style:layout-grid-lines="159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Linux_X86_64 LibreOffice_project/20m0$Build-2</meta:generator>
    <meta:document-statistic meta:table-count="1" meta:image-count="0" meta:object-count="0" meta:page-count="4" meta:paragraph-count="48" meta:word-count="403" meta:character-count="2783" meta:non-whitespace-character-count="2429"/>
  </office:meta>
</office:document-meta>
</file>